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3T18:04:48.673853533</dc:date>
    <meta:editing-duration>PT2M24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9.18485099360515E-016">
                <text:p>9.1848509936051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375999700692909">
                <text:p>0.375999700692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746069661494567">
                <text:p>0.7460696614945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65327317884893E-015">
                <text:p>1.65327317884893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375999700692918">
                <text:p>-0.375999700692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375999700692903">
                <text:p>0.3759997006929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94686175218606">
                <text:p>2.94686175218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746069661494557">
                <text:p>0.746069661494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94100925986341E-015">
                <text:p>-2.94100925986341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746069661494563">
                <text:p>-0.7460696614945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05364131778606">
                <text:p>-2.053641317786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71448115739805">
                <text:p>-2.714481157398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31153972832736">
                <text:p>-2.3115397283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375999700692919">
                <text:p>-0.3759997006929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375999700692903">
                <text:p>0.37599970069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94686175218606">
                <text:p>2.94686175218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44526102230516">
                <text:p>1.44526102230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746069661494558">
                <text:p>0.7460696614945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206221180375E-015">
                <text:p>-2.20622118037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